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5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6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6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19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6" style:family="text">
      <style:text-properties style:font-name="Arial" fo:font-size="14pt" fo:font-weight="normal"/>
    </style:style>
    <style:style style:name="T7" style:family="text">
      <style:text-properties style:font-name="Arial" fo:font-size="13pt" fo:font-weight="bold" style:font-weight-asian="bold" style:font-weight-complex="bold"/>
    </style:style>
    <style:style style:name="T8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</text:span><text:span text:style-name="T1">le</text:span><text:span text:style-name="T1">çã</text:span><text:span text:style-name="T1">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</text:span><text:span text:style-name="T1">é-</text:span><text:span text:style-name="T1">pr</text:span><text:span text:style-name="T1">oc</text:span><text:span text:style-name="T1">es</text:span><text:span text:style-name="T1">sa</text:span><text:span text:style-name="T1">m</text:span><text:span text:style-name="T1">en</text:span><text:span text:style-name="T1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</text:span><text:span text:style-name="T1">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</text:span><text:span text:style-name="T1">amostra </text:span><text:span text:style-name="T1">representativa </text:span><text:span text:style-name="T1">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</text:span><text:span text:style-name="T1">descrição básica </text:span><text:span text:style-name="T1">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</text:span><text:span text:style-name="T1">variáveis, </text:span><text:span text:style-name="T1">transformar </text:span><text:span text:style-name="T1">representações </text:span><text:span text:style-name="T1">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</text:span><text:span text:style-name="T1">modelos </text:span><text:span text:style-name="T1">estatísticos e </text:span><text:span text:style-name="T1">de aprendizado </text:span><text:span text:style-name="T1">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</text:span><text:span text:style-name="T1">precisão <text:s/>da </text:span><text:span text:style-name="T1">usabilidade do </text:span><text:span text:style-name="T1">modelo </text:span><text:span text:style-name="T1">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2" draw:text-style-name="P18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5">ID</text:span><text:span text:style-name="T6"> (PK)</text:span></text:p>
              </text:list-item>
              <text:list-item>
                <text:p><text:span text:style-name="T6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3.393cm" svg:height="0.745cm" svg:x="6.368cm" svg:y="4.028cm">
            <text:p text:style-name="P2"><text:span text:style-name="T7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7" draw:id="id47">
          <draw:custom-shape draw:style-name="gr54" draw:text-style-name="P18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M_ID (FK)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4.262cm" svg:height="0.745cm" svg:x="13.069cm" svg:y="2.3cm">
            <text:p text:style-name="P2"><text:span text:style-name="T7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5" draw:layer="layout" draw:type="line" svg:x1="9.761cm" svg:y1="5.284cm" svg:x2="13.068cm" svg:y2="5.284cm" draw:start-shape="id46" draw:end-shape="id47" draw:end-glue-point="3" svg:d="M9761 5284h3307" svg:viewBox="0 0 3308 1">
          <text:p/>
        </draw:connector>
        <draw:frame draw:style-name="gr57" draw:text-style-name="P20" draw:layer="layout" svg:width="0.853cm" svg:height="0.962cm" svg:x="9.802cm" svg:y="4.325cm">
          <draw:text-box>
            <text:p>1</text:p>
          </draw:text-box>
        </draw:frame>
        <draw:frame draw:style-name="gr57" draw:text-style-name="P20" draw:layer="layout" svg:width="0.853cm" svg:height="0.962cm" svg:x="12.177cm" svg:y="4.325cm">
          <draw:text-box>
            <text:p>n</text:p>
          </draw:text-box>
        </draw:frame>
        <draw:custom-shape draw:style-name="gr58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9" draw:text-style-name="P18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Classe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9" draw:layer="layout" svg:width="6.754cm" svg:height="0.745cm" svg:x="8.083cm" svg:y="11.941cm">
            <text:p text:style-name="P2"><text:span text:style-name="T7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Padrão">
        <draw:custom-shape draw:style-name="gr61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xml:id="id48" draw:id="id48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</text:span><text:span text:style-name="T1">fornecida pelo </text:span><text:span text:style-name="T1">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xml:id="id49" draw:id="id49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xml:id="id50" draw:id="id50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</text:span><text:span text:style-name="T1">regras lógicas </text:span><text:span text:style-name="T1">usando o </text:span><text:span text:style-name="T1">algoritmo J48. </text:span><text:span text:style-name="T1">(Árvore de </text:span><text:span text:style-name="T1">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xml:id="id51" draw:id="id51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48" draw:start-glue-point="2" draw:end-shape="id49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49" draw:start-glue-point="2" draw:end-shape="id50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49" draw:start-glue-point="2" draw:end-shape="id51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04T18:35:16.292757747</dc:date>
    <meta:editing-duration>PT23H45M5S</meta:editing-duration>
    <meta:editing-cycles>106</meta:editing-cycles>
    <meta:generator>LibreOffice/5.1.4.2$Linux_X86_64 LibreOffice_project/10m0$Build-2</meta:generator>
    <meta:document-statistic meta:object-count="161"/>
  </office:meta>
</office:document-meta>
</file>